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Standard"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28.01.2021</text:h>
      <text:p text:style-name="P3"/>
      <text:p text:style-name="P3">1. Benutzt die List-Klick Übung in query-selector.php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3">var buch = {</text:p>
      <text:p text:style-name="P3"><text:s text:c="4"/>// key: value</text:p>
      <text:p text:style-name="P3"><text:s text:c="4"/>"id": 1,</text:p>
      <text:p text:style-name="P3"><text:s text:c="4"/>"autor": "Umberto Eco",</text:p>
      <text:p text:style-name="P3"><text:s text:c="4"/>"title": "Der Name der Rose",</text:p>
      <text:p text:style-name="P3"><text:s text:c="4"/>"Jahr": 1980,</text:p>
      <text:p text:style-name="P3"><text:s text:c="4"/>"preis": 20.00</text:p>
      <text:p text:style-name="P3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3"><text:s text:c="3"/>for(key in buch) { ... }</text:p>
      <text:p text:style-name="P2"><text:span text:style-name="T1">Siehe auch: </text:span><text:a xlink:type="simple" xlink:href="https://www.mediaevent.de/javascript/array-assoziativ.html" text:style-name="Internet_20_link" text:visited-style-name="Visited_20_Internet_20_Link"><text:span text:style-name="T1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Versucht bitte Aufgabe 1 mittels der jQuery-Syntax umzusetzen. Erstellt dafür eine neue Date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dc:date>2021-01-27T14:21:38</dc:date>
    <dc:creator>Bernd Engels</dc:creator>
    <meta:editing-duration>PT10M2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0" meta:word-count="173" meta:character-count="1233"/>
  </office:meta>
</office:document-meta>
</file>